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transparen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unlock/lock events, where unlock/lock are treated like login/logoff. When user login/unlock happened, CisteraScreenCaptureService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P10">Also CisteraScreenCaptureService starts accepting TCP connections from Server which are used to exchange with messages. So, Server anytime after can send to CisteraScreenCaptureService a command to launch/stop ffmpeg streaming. </text:p>
      <text:p text:style-name="P10"/>
      <text:p text:style-name="P10">Tcp connection is kept alive since it was created by Server and until it is purposely closed by either of the sides. </text:p>
      <text:p text:style-name="P10">When tcp connection is closed by any side, CisteraScreenCaptureService stops ffmpeg stream (if any).</text:p>
      <text:p text:style-name="P10">If tcp connection is closed by Server or broken, CisteraScreenCaptureService proceeds listening for new connections from Server until the current user is logged off. When the user is logged off, CisteraScreenCaptureService stops accepting tcp connections.</text:p>
      <text:p text:style-name="P10">CisteraScreenCaptureService closes tcp connection (if any) only when the current user is logged off. This way Server is notified that the session is over (either the user is logged off or network is broken).</text:p>
      <text:p text:style-name="P10"/>
      <text:p text:style-name="P10">Ffmpeg is running under SYSTEM account like CisteraScreenCaptureService itself so cannot be impacted by a non-administrator user. If ffmpeg terminated from outside CisteraScreenCaptureService (was killed by an administrator or died due to a system error) while the user is logged in, CisteraScreenCaptureService tries to restart it 3 times before throwing an error.</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P10">server -&gt; <text:s/>CisteraScreenCaptureService</text:p>
          </table:table-cell>
          <table:table-cell table:style-name="Table1.A2" office:value-type="string">
            <text:p text:style-name="P10">Stop ffmpeg.</text:p>
          </table:table-cell>
          <table:table-cell table:style-name="Table1.A2" office:value-type="string">
            <text:p text:style-name="P10">FfmpegStop</text:p>
          </table:table-cell>
          <table:table-cell table:style-name="Table1.A2" office:value-type="string">
            <text:p text:style-name="P10">nothing (0 bytes)</text:p>
          </table:table-cell>
          <table:table-cell table:style-name="Table1.E2" office:value-type="string">
            <text:p text:style-name="P10">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since previous message from Server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9T22:42:08.53</dc:date>
    <meta:editing-duration>P8DT11H8M10S</meta:editing-duration>
    <meta:editing-cycles>71</meta:editing-cycles>
    <meta:generator>OpenOffice/4.1.1$Win32 OpenOffice.org_project/411m6$Build-9775</meta:generator>
    <meta:document-statistic meta:table-count="1" meta:image-count="0" meta:object-count="0" meta:page-count="1" meta:paragraph-count="64" meta:word-count="683" meta:character-count="4980"/>
  </office:meta>
</office:document-meta>
</file>